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60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font-name="Arial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<text:a xlink:href="https://es.wikipedia.org/wiki/Licencia_de_software" xlink:type="simple">Licencia de software</text:a></text:p>
          </table:table-cell>
          <table:table-cell table:style-name="ce6" office:value-type="string" calcext:value-type="string">
            <text:p>Windows</text:p>
          </table:table-cell>
          <table:table-cell table:style-name="ce6" office:value-type="string" calcext:value-type="string">
            <text:p>Linux</text:p>
          </table:table-cell>
          <table:table-cell table:style-name="ce6" office:value-type="string" calcext:value-type="string">
            <text:p>C/C++</text:p>
          </table:table-cell>
          <table:table-cell table:style-name="ce6" office:value-type="string" calcext:value-type="string">
            <text:p>Java</text:p>
          </table:table-cell>
          <table:table-cell table:style-name="ce6" office:value-type="string" calcext:value-type="string">
            <text:p>C#</text:p>
          </table:table-cell>
          <table:table-cell table:style-name="ce6" office:value-type="string" calcext:value-type="string">
            <text:p>VB / VBScript</text:p>
          </table:table-cell>
          <table:table-cell table:style-name="ce6" office:value-type="string" calcext:value-type="string">
            <text:p>PHP</text:p>
          </table:table-cell>
          <table:table-cell table:style-name="ce6" office:value-type="string" calcext:value-type="string">
            <text:p>Perl</text:p>
          </table:table-cell>
          <table:table-cell table:style-name="ce6" office:value-type="string" calcext:value-type="string">
            <text:p>Python</text:p>
          </table:table-cell>
          <table:table-cell table:style-name="ce6" office:value-type="string" calcext:value-type="string">
            <text:p>Ruby</text:p>
          </table:table-cell>
          <table:table-cell table:style-name="ce6" office:value-type="string" calcext:value-type="string">
            <text:p>JavaScript</text:p>
          </table:table-cell>
          <table:table-cell table:style-name="ce6" office:value-type="string" calcext:value-type="string">
            <text:p>PL/SQL</text:p>
          </table:table-cell>
          <table:table-cell table:style-name="ce6" table:number-columns-repeated="1009"/>
        </table:table-row>
        <table:table-row table:style-name="ro1">
          <table:table-cell table:style-name="Default" office:value-type="string" calcext:value-type="string">
            <text:p>Autodu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reeware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BI_Documenter&amp;action=edit&amp;redlink=1" xlink:type="simple">BI Documenter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11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lassdo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PL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CppDoc&amp;action=edit&amp;redlink=1" xlink:type="simple">CppDoc</text:a></text:p>
          </table:table-cell>
          <table:table-cell office:value-type="string" calcext:value-type="string">
            <text:p>23 de noviembre de 1998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table:number-columns-repeated="3"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Crystal_FLOW&amp;action=edit&amp;redlink=1" xlink:type="simple">Crystal FL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Crystal_REVS&amp;action=edit&amp;redlink=1" xlink:type="simple">Crystal REV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DB_Manual&amp;action=edit&amp;redlink=1" xlink:type="simple">DB Manu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11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DBDesc&amp;action=edit&amp;redlink=1" xlink:type="simple">DBDesc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table:number-columns-repeated="1015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DBScribe&amp;action=edit&amp;redlink=1" xlink:type="simple">DBScrib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doc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eware / GPL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Devscribe&amp;action=edit&amp;redlink=1" xlink:type="simple">devscrib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SDN Code Gallery Licenses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OC++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PL</text:p>
          </table:table-cell>
          <table:table-cell table:number-columns-repeated="4"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iki/Doc-O-Matic" xlink:type="simple">Doc-O-Matic</text:a></text:p>
          </table:table-cell>
          <table:table-cell office:value-type="string" calcext:value-type="string">
            <text:p>Noviembre de 2000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Document!_X&amp;action=edit&amp;redlink=1" xlink:type="simple">Document! X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CLI solamente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oxyge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PL</text:p>
          </table:table-cell>
          <table:table-cell table:number-columns-repeated="5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Epydoc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T License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GenHelp&amp;action=edit&amp;redlink=1" xlink:type="simple">GenHelp</text:a></text:p>
          </table:table-cell>
          <table:table-cell office:value-type="string" calcext:value-type="string">
            <text:p>Octubre de 1998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Hadd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SD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3" office:value-type="string" calcext:value-type="string">
            <text:p><text:a xlink:href="https://es.wikipedia.org/w/index.php?title=HeaderDoc&amp;action=edit&amp;redlink=1" xlink:type="simple">HeaderDoc</text:a></text:p>
          </table:table-cell>
          <table:table-cell office:value-type="string" calcext:value-type="string">
            <text:p> ?</text:p>
          </table:table-cell>
          <table:table-cell office:value-type="string" calcext:value-type="string">
            <text:p><text:a xlink:href="https://es.wikipedia.org/wiki/Apple_Public_Source_License" xlink:type="simple">APSL</text:a></text:p>
          </table:table-cell>
          <table:table-cell office:value-type="string" calcext:value-type="string">
            <text:p>No No</text:p>
          </table:table-cell>
          <table:table-cell table:number-columns-repeated="3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Help_Generator&amp;action=edit&amp;redlink=1" xlink:type="simple">Help Generator</text:a></text:p>
          </table:table-cell>
          <table:table-cell office:value-type="string" calcext:value-type="string">
            <text:p>Agosto de 2004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1015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Imagix_4D&amp;action=edit&amp;redlink=1" xlink:type="simple">Imagix 4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table:number-columns-repeated="4"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Javadoc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PL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jGrouseDoc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SD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JSDo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PL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JsDoc Toolki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T License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iki/KDOC" xlink:type="simple">KDOC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 ?</text:p>
          </table:table-cell>
          <table:table-cell office:value-type="string" calcext:value-type="string">
            <text:p>Parcial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Natural Doc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PL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2"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Parcial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NDoc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hpDocument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GPL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hpSimpleDo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PL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Project_Analyzer&amp;action=edit&amp;redlink=1" xlink:type="simple">Project Analyzer</text:a></text:p>
          </table:table-cell>
          <table:table-cell/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iki/RDoc" xlink:type="simple">RDoc</text:a></text:p>
          </table:table-cell>
          <table:table-cell office:value-type="string" calcext:value-type="string">
            <text:p>14 de diciembre de 2001</text:p>
          </table:table-cell>
          <table:table-cell office:value-type="string" calcext:value-type="string">
            <text:p><text:a xlink:href="https://es.wikipedia.org/wiki/Licencia_Ruby" xlink:type="simple">Licencia Ruby</text:a>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Parcial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ROBODoc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PL</text:p>
          </table:table-cell>
          <table:table-cell table:number-columns-repeated="8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3" office:value-type="string" calcext:value-type="string">
            <text:p>Sí Sí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Sandcastle_(software)&amp;action=edit&amp;redlink=1" xlink:type="simple">Sandcastl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es.wikipedia.org/wiki/Shared_source#Microsoft_Public_License_.28Ms-PL.29" xlink:type="simple">Ms-PL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01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iki/SoDa_(software)" xlink:type="simple">SoDa</text:a></text:p>
          </table:table-cell>
          <table:table-cell office:value-type="string" calcext:value-type="string">
            <text:p>Julio de 2008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table:number-columns-repeated="1021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SQL_Documentor&amp;action=edit&amp;redlink=1" xlink:type="simple">SQL Documentor</text:a></text:p>
          </table:table-cell>
          <table:table-cell office:value-type="string" calcext:value-type="string">
            <text:p>Noviembre de 2005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himbleDo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PL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4"/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TwinText&amp;action=edit&amp;redlink=1" xlink:type="simple">TwinTex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0" office:value-type="string" calcext:value-type="string">
            <text:p>Sí Sí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Universal_Report&amp;action=edit&amp;redlink=1" xlink:type="simple">Universal Re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atis para educación / 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7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BDOX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<text:a xlink:href="https://es.wikipedia.org/w/index.php?title=VSdocman&amp;action=edit&amp;redlink=1" xlink:type="simple">VSdocman</text:a></text:p>
          </table:table-cell>
          <table:table-cell office:value-type="string" calcext:value-type="string">
            <text:p>Octubre de 2000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YAR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T License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1009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VB / VBScript</text:p>
          </table:table-cell>
          <table:table-cell office:value-type="string" calcext:value-type="string">
            <text:p>Delphi / Pascal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.NET1</text:p>
          </table:table-cell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PL/SQL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Cualquiera2</text:p>
          </table:table-cell>
        </table:table-row>
        <table:table-row table:style-name="ro1">
          <table:table-cell office:value-type="string" calcext:value-type="string">
            <text:p>Autoduck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Autoduck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BI Documenter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BI Documenter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classdoc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class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CppDoc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Cpp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Crystal FLOW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Crystal FLOW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Crystal REVS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Crystal REVS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DB Manual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DB Manual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DBDesc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BScribe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DBScribe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Ddoc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D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devscribe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office:value-type="string" calcext:value-type="string">
            <text:p>devscribe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Doc-O-Matic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Doc-O-Matic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DOC++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DOC++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Document! X</text:p>
          </table:table-cell>
          <table:table-cell office:value-type="string" calcext:value-type="string">
            <text:p>CLI solamente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table:number-columns-repeated="3" office:value-type="string" calcext:value-type="string">
            <text:p>Sí Sí</text:p>
          </table:table-cell>
          <table:table-cell office:value-type="string" calcext:value-type="string">
            <text:p>Document! X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Doxygen</text:p>
          </table:table-cell>
          <table:table-cell table:number-columns-repeated="3"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Doxygen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Epydoc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Epydoc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GenHelp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GenHelp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Haddock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Haddock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HeaderDoc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HeaderDoc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Help Generator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ix 4D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Imagix 4D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Java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jGrouseDoc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jGrouseDoc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JSDoc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JSDoc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JsDoc Toolkit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JsDoc Toolkit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KDOC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K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Natural Docs</text:p>
          </table:table-cell>
          <table:table-cell table:number-columns-repeated="2"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Parcial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Natural Docs</text:p>
          </table:table-cell>
          <table:table-cell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Parcial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NDoc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N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phpDocumentor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phpDocumentor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phpSimpleDoc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phpSimpleDoc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Project Analyzer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Project Analyzer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RDoc</text:p>
          </table:table-cell>
          <table:table-cell office:value-type="string" calcext:value-type="string">
            <text:p>Parcial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RDoc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ROBODoc</text:p>
          </table:table-cell>
          <table:table-cell table:number-columns-repeated="8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ROBODoc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Parcial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TwinText</text:p>
          </table:table-cell>
          <table:table-cell table:number-columns-repeated="6" office:value-type="string" calcext:value-type="string">
            <text:p>Sí Sí</text:p>
          </table:table-cell>
          <table:table-cell office:value-type="string" calcext:value-type="string">
            <text:p>Parcial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TwinText</text:p>
          </table:table-cell>
          <table:table-cell table:number-columns-repeated="8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Universal Report</text:p>
          </table:table-cell>
          <table:table-cell table:number-columns-repeated="6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Universal Report</text:p>
          </table:table-cell>
          <table:table-cell table:number-columns-repeated="3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3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VBDOX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VBDOX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VSdocman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VSdocman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YARD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YARD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himbleDoc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</table:table-row>
      </table:table>
      <table:table table:name="Hoja3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2" table:default-cell-style-name="Default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Fecha de primera publicación</text:p>
          </table:table-cell>
          <table:table-cell office:value-type="string" calcext:value-type="string">
            <text:p>Última versión estable</text:p>
          </table:table-cell>
          <table:table-cell table:style-name="ce7" office:value-type="string" calcext:value-type="string">
            <text:p>Costo (<text:a xlink:href="https://es.wikipedia.org/wiki/Dólar" xlink:type="simple">USD</text:a>)</text:p>
          </table:table-cell>
          <table:table-cell office:value-type="string" calcext:value-type="string">
            <text:p><text:a xlink:href="https://es.wikipedia.org/wiki/Licencia_de_software" xlink:type="simple">Licencia de software</text:a>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VB / VBScript</text:p>
          </table:table-cell>
          <table:table-cell office:value-type="string" calcext:value-type="string">
            <text:p>Delphi / Pascal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.NET1</text:p>
          </table:table-cell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PL/SQL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Cualquiera2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Autoduck&amp;action=edit&amp;redlink=1" xlink:type="simple">Autoduck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2.10<text:a xlink:href="http://www.ddj.com/cpp/184403427" xlink:type="simple">[1]</text:a>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Freeware" xlink:type="simple">Freeware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Autoduck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BI_Documenter&amp;action=edit&amp;redlink=1" xlink:type="simple">BI Documenter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$195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1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BI Documenter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Classdoc&amp;action=edit&amp;redlink=1" xlink:type="simple">classdoc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5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class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CppDoc&amp;action=edit&amp;redlink=1" xlink:type="simple">CppDoc</text:a></text:p>
          </table:table-cell>
          <table:table-cell office:value-type="string" calcext:value-type="string">
            <text:p>23 de noviembre de 1998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Cpp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Crystal_FLOW&amp;action=edit&amp;redlink=1" xlink:type="simple">Crystal FL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$24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Wine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Crystal FLOW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Crystal_REVS&amp;action=edit&amp;redlink=1" xlink:type="simple">Crystal REV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$3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Wine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Crystal REVS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DB_Manual&amp;action=edit&amp;redlink=1" xlink:type="simple">DB Manu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$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1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DB Manual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DBDesc&amp;action=edit&amp;redlink=1" xlink:type="simple">DBDesc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$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1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es.wikipedia.org/w/index.php?title=DBScribe&amp;action=edit&amp;redlink=1" xlink:type="simple">DBScrib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$3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14" office:value-type="string" calcext:value-type="string">
            <text:p>No No</text:p>
          </table:table-cell>
          <table:table-cell office:value-type="string" calcext:value-type="string">
            <text:p>DBScribe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Ddoc" xlink:type="simple">Ddoc</text:a></text:p>
          </table:table-cell>
          <table:table-cell office:value-type="string" calcext:value-type="string">
            <text:p>19 de septiembre de 2005</text:p>
          </table:table-cell>
          <table:table-cell office:value-type="string" calcext:value-type="string">
            <text:p>DMD 1.010 / GDC 0.14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Freeware" xlink:type="simple">Freeware</text:a> / <text:a xlink:href="https://es.wikipedia.org/wiki/GNU_General_Public_License" xlink:type="simple">GPL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Sí Sí3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Sí Sí3</text:p>
          </table:table-cell>
          <table:table-cell table:number-columns-repeated="7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D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Devscribe&amp;action=edit&amp;redlink=1" xlink:type="simple">devscrib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MSDN Code Gallery Licenses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office:value-type="string" calcext:value-type="string">
            <text:p>devscribe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DOC%2B%2B&amp;action=edit&amp;redlink=1" xlink:type="simple">DOC++</text:a></text:p>
          </table:table-cell>
          <table:table-cell office:value-type="string" calcext:value-type="string">
            <text:p>22 de diciembre de 2002</text:p>
          </table:table-cell>
          <table:table-cell office:value-type="string" calcext:value-type="string">
            <text:p>3.4.1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Sí Sí?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DOC++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2">
          <table:table-cell office:value-type="string" calcext:value-type="string">
            <text:p><text:a xlink:href="https://es.wikipedia.org/wiki/Doc-O-Matic" xlink:type="simple">Doc-O-Matic</text:a></text:p>
          </table:table-cell>
          <table:table-cell office:value-type="string" calcext:value-type="string">
            <text:p>Noviembre de 200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$299, Edición gratis reducida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Doc-O-Matic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Document!_X&amp;action=edit&amp;redlink=1" xlink:type="simple">Document! X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5.2.1.3</text:p>
          </table:table-cell>
          <table:table-cell office:value-type="string" calcext:value-type="string">
            <text:p>$5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CLI solamente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table:number-columns-repeated="3" office:value-type="string" calcext:value-type="string">
            <text:p>Sí Sí</text:p>
          </table:table-cell>
          <table:table-cell office:value-type="string" calcext:value-type="string">
            <text:p>Document! X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Doxygen" xlink:type="simple">Doxyge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7.5.1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8"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Doxygen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Epydoc&amp;action=edit&amp;redlink=1" xlink:type="simple">Epydoc</text:a></text:p>
          </table:table-cell>
          <table:table-cell office:value-type="string" calcext:value-type="string">
            <text:p>Enero de 20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MIT_License" xlink:type="simple">MIT License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Epydoc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GenHelp&amp;action=edit&amp;redlink=1" xlink:type="simple">GenHelp</text:a></text:p>
          </table:table-cell>
          <table:table-cell office:value-type="string" calcext:value-type="string">
            <text:p>Octubre de 1998</text:p>
          </table:table-cell>
          <table:table-cell office:value-type="string" calcext:value-type="string">
            <text:p>5.6.7</text:p>
          </table:table-cell>
          <table:table-cell office:value-type="string" calcext:value-type="string">
            <text:p>$20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GenHelp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Haddock_(software)&amp;action=edit&amp;redlink=1" xlink:type="simple">Haddock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.0.0.0 (2008)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BSD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Haddock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HeaderDoc&amp;action=edit&amp;redlink=1" xlink:type="simple">HeaderDoc</text:a></text:p>
          </table:table-cell>
          <table:table-cell office:value-type="string" calcext:value-type="string">
            <text:p> ?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Apple_Public_Source_License" xlink:type="simple">APSL</text:a></text:p>
          </table:table-cell>
          <table:table-cell office:value-type="string" calcext:value-type="string">
            <text:p>No No</text:p>
          </table:table-cell>
          <table:table-cell table:number-columns-repeated="6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HeaderDoc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Help_Generator&amp;action=edit&amp;redlink=1" xlink:type="simple">Help Generator</text:a></text:p>
          </table:table-cell>
          <table:table-cell office:value-type="string" calcext:value-type="string">
            <text:p>Agosto de 200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$2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es.wikipedia.org/w/index.php?title=Imagix_4D&amp;action=edit&amp;redlink=1" xlink:type="simple">Imagix 4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$1,990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3"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Imagix 4D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3">
          <table:table-cell office:value-type="string" calcext:value-type="string">
            <text:p><text:a xlink:href="https://es.wikipedia.org/wiki/Javadoc" xlink:type="simple">Javadoc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Gratis (Parte de <text:a xlink:href="https://es.wikipedia.org/wiki/OpenJDK" xlink:type="simple">OpenJDK</text:a>)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5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8" office:value-type="string" calcext:value-type="string">
            <text:p>No No</text:p>
          </table:table-cell>
          <table:table-cell office:value-type="string" calcext:value-type="string">
            <text:p>Java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JGrouseDoc&amp;action=edit&amp;redlink=1" xlink:type="simple">jGrouseDoc</text:a></text:p>
          </table:table-cell>
          <table:table-cell office:value-type="string" calcext:value-type="string">
            <text:p>Abril de 200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BSD_License" xlink:type="simple">BSD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jGrouseDoc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JSDoc" xlink:type="simple">JSDoc</text:a></text:p>
          </table:table-cell>
          <table:table-cell office:value-type="string" calcext:value-type="string">
            <text:p>Julio de 2001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JSDoc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JSDoc" xlink:type="simple">JsDoc Toolkit</text:a></text:p>
          </table:table-cell>
          <table:table-cell office:value-type="string" calcext:value-type="string">
            <text:p>2007?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MIT_License" xlink:type="simple">MIT License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JsDoc Toolkit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KDOC" xlink:type="simple">KDOC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 ?</text:p>
          </table:table-cell>
          <table:table-cell office:value-type="string" calcext:value-type="string">
            <text:p>Parcial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K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Natural_Docs" xlink:type="simple">Natural Docs</text:a></text:p>
          </table:table-cell>
          <table:table-cell office:value-type="string" calcext:value-type="string">
            <text:p>26 de mayo de 20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2"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Parcial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Natural Docs</text:p>
          </table:table-cell>
          <table:table-cell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3" office:value-type="string" calcext:value-type="string">
            <text:p>Parcial</text:p>
          </table:table-cell>
          <table:table-cell office:value-type="string" calcext:value-type="string">
            <text:p>Sí Sí</text:p>
          </table:table-cell>
          <table:table-cell table:number-columns-repeated="2" office:value-type="string" calcext:value-type="string">
            <text:p>Parcial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<text:a xlink:href="https://es.wikipedia.org/wiki/NDoc" xlink:type="simple">NDoc</text:a></text:p>
          </table:table-cell>
          <table:table-cell office:value-type="string" calcext:value-type="string">
            <text:p>27 de julio de 2003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5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NDoc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PhpDocumentor" xlink:type="simple">phpDocumento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Lesser_General_Public_License" xlink:type="simple">LGPL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phpDocumentor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PhpSimpleDoc&amp;action=edit&amp;redlink=1" xlink:type="simple">phpSimpleDoc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phpSimpleDoc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Project_Analyzer&amp;action=edit&amp;redlink=1" xlink:type="simple">Project Analyzer</text:a></text:p>
          </table:table-cell>
          <table:table-cell/>
          <table:table-cell office:value-type="string" calcext:value-type="string">
            <text:p>9.0</text:p>
          </table:table-cell>
          <table:table-cell office:value-type="string" calcext:value-type="string">
            <text:p>$29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Project Analyzer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iki/RDoc" xlink:type="simple">RDoc</text:a></text:p>
          </table:table-cell>
          <table:table-cell office:value-type="string" calcext:value-type="string">
            <text:p>14 de diciembre de 2001</text:p>
          </table:table-cell>
          <table:table-cell office:value-type="string" calcext:value-type="string">
            <text:p>En el núcleo <text:a xlink:href="https://es.wikipedia.org/wiki/Ruby" xlink:type="simple">Ruby</text:a>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Licencia_Ruby" xlink:type="simple">Licencia Ruby</text:a></text:p>
          </table:table-cell>
          <table:table-cell table:number-columns-repeated="5" office:value-type="string" calcext:value-type="string">
            <text:p>Sí Sí</text:p>
          </table:table-cell>
          <table:table-cell office:value-type="string" calcext:value-type="string">
            <text:p>Parcial</text:p>
          </table:table-cell>
          <table:table-cell table:number-columns-repeated="9" office:value-type="string" calcext:value-type="string">
            <text:p>No No</text:p>
          </table:table-cell>
          <table:table-cell office:value-type="string" calcext:value-type="string">
            <text:p>RDoc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ROBODoc&amp;action=edit&amp;redlink=1" xlink:type="simple">ROBODoc</text:a></text:p>
          </table:table-cell>
          <table:table-cell office:value-type="string" calcext:value-type="string">
            <text:p>19 de enero de 1995</text:p>
          </table:table-cell>
          <table:table-cell office:value-type="string" calcext:value-type="string">
            <text:p>4.99.36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13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ROBODoc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Parcial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Sandcastle_(software)&amp;action=edit&amp;redlink=1" xlink:type="simple">Sandcastle</text:a></text:p>
          </table:table-cell>
          <table:table-cell office:value-type="string" calcext:value-type="string">
            <text:p>Mayo de 2008</text:p>
          </table:table-cell>
          <table:table-cell office:value-type="string" calcext:value-type="string">
            <text:p>2.4.1052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Shared_source#Microsoft_Public_License_.28Ms-PL.29" xlink:type="simple">Ms-PL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a xlink:href="https://es.wikipedia.org/wiki/SoDa_(software)" xlink:type="simple">SoDa</text:a></text:p>
          </table:table-cell>
          <table:table-cell office:value-type="string" calcext:value-type="string">
            <text:p>Julio de 20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$5,000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es.wikipedia.org/w/index.php?title=SQL_Documentor&amp;action=edit&amp;redlink=1" xlink:type="simple">SQL Documentor</text:a></text:p>
          </table:table-cell>
          <table:table-cell office:value-type="string" calcext:value-type="string">
            <text:p>Noviembre de 200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$47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es.wikipedia.org/w/index.php?title=ThimbleDoc&amp;action=edit&amp;redlink=1" xlink:type="simple">ThimbleDoc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2 beta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/>
          <table:table-cell office:value-type="string" calcext:value-type="string">
            <text:p>ThimbleDoc</text:p>
          </table:table-cell>
          <table:table-cell office:value-type="string" calcext:value-type="string">
            <text:p>Sí Sí</text:p>
          </table:table-cell>
          <table:table-cell table:number-columns-repeated="9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TwinText&amp;action=edit&amp;redlink=1" xlink:type="simple">TwinTex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8.0.406</text:p>
          </table:table-cell>
          <table:table-cell office:value-type="string" calcext:value-type="string">
            <text:p>$16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table:number-columns-repeated="6" office:value-type="string" calcext:value-type="string">
            <text:p>Sí Sí</text:p>
          </table:table-cell>
          <table:table-cell office:value-type="string" calcext:value-type="string">
            <text:p>Parcial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TwinText</text:p>
          </table:table-cell>
          <table:table-cell table:number-columns-repeated="8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Universal_Report&amp;action=edit&amp;redlink=1" xlink:type="simple">Universal Report</text:a></text:p>
          </table:table-cell>
          <table:table-cell office:value-type="string" calcext:value-type="string">
            <text:p>2001-200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$299</text:p>
          </table:table-cell>
          <table:table-cell office:value-type="string" calcext:value-type="string">
            <text:p>Gratis para educación / 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table:number-columns-repeated="6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office:value-type="string" calcext:value-type="string">
            <text:p>Universal Report</text:p>
          </table:table-cell>
          <table:table-cell table:number-columns-repeated="3"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table:number-columns-repeated="3" office:value-type="string" calcext:value-type="string">
            <text:p>Sí Sí</text:p>
          </table:table-cell>
          <table:table-cell table:number-columns-repeated="2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VBDOX&amp;action=edit&amp;redlink=1" xlink:type="simple">VBDOX</text:a></text:p>
          </table:table-cell>
          <table:table-cell office:value-type="string" calcext:value-type="string">
            <text:p>26 de octubre de 2001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GNU_General_Public_License" xlink:type="simple">GPL</text:a></text:p>
          </table:table-cell>
          <table:table-cell office:value-type="string" calcext:value-type="string">
            <text:p>Sí Sí</text:p>
          </table:table-cell>
          <table:table-cell table:number-columns-repeated="7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office:value-type="string" calcext:value-type="string">
            <text:p>VBDOX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VSdocman&amp;action=edit&amp;redlink=1" xlink:type="simple">VSdocman</text:a></text:p>
          </table:table-cell>
          <table:table-cell office:value-type="string" calcext:value-type="string">
            <text:p>Octubre de 200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$229</text:p>
          </table:table-cell>
          <table:table-cell office:value-type="string" calcext:value-type="string">
            <text:p><text:a xlink:href="https://es.wikipedia.org/wiki/Software_propietario" xlink:type="simple">Propietaria</text:a>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  <table:table-cell table:number-columns-repeated="2" office:value-type="string" calcext:value-type="string">
            <text:p>Sí Sí</text:p>
          </table:table-cell>
          <table:table-cell table:number-columns-repeated="4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office:value-type="string" calcext:value-type="string">
            <text:p>No No</text:p>
          </table:table-cell>
          <table:table-cell office:value-type="string" calcext:value-type="string">
            <text:p>VSdocman</text:p>
          </table:table-cell>
          <table:table-cell table:number-columns-repeated="10" office:value-type="string" calcext:value-type="string">
            <text:p>No No</text:p>
          </table:table-cell>
        </table:table-row>
        <table:table-row table:style-name="ro1">
          <table:table-cell office:value-type="string" calcext:value-type="string">
            <text:p><text:a xlink:href="https://es.wikipedia.org/w/index.php?title=YARD_(software)&amp;action=edit&amp;redlink=1" xlink:type="simple">YARD</text:a></text:p>
          </table:table-cell>
          <table:table-cell office:value-type="string" calcext:value-type="string">
            <text:p>24 de febrero de 2007</text:p>
          </table:table-cell>
          <table:table-cell office:value-type="string" calcext:value-type="string">
            <text:p>0.2.3.5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<text:a xlink:href="https://es.wikipedia.org/wiki/MIT_License" xlink:type="simple">MIT License</text:a></text:p>
          </table:table-cell>
          <table:table-cell table:number-columns-repeated="5" office:value-type="string" calcext:value-type="string">
            <text:p>Sí Sí</text:p>
          </table:table-cell>
          <table:table-cell table:number-columns-repeated="10" office:value-type="string" calcext:value-type="string">
            <text:p>No No</text:p>
          </table:table-cell>
          <table:table-cell office:value-type="string" calcext:value-type="string">
            <text:p>YARD</text:p>
          </table:table-cell>
          <table:table-cell table:number-columns-repeated="3" office:value-type="string" calcext:value-type="string">
            <text:p>No No</text:p>
          </table:table-cell>
          <table:table-cell office:value-type="string" calcext:value-type="string">
            <text:p>Sí Sí</text:p>
          </table:table-cell>
          <table:table-cell table:number-columns-repeated="6" office:value-type="string" calcext:value-type="string">
            <text:p>No No</text:p>
          </table:table-cell>
        </table:table-row>
      </table:table>
      <table:named-expressions/>
      <table:database-ranges>
        <table:database-range table:name="__Anonymous_Sheet_DB__0" table:target-range-address="Hoja1.C1:Hoja1.C43" table:display-filter-buttons="true">
          <table:filter>
            <table:filter-and>
              <table:filter-condition table:field-number="0" table:value="GPL" table:operator="=">
                <table:filter-set-item table:value="GPL"/>
                <table:filter-set-item table:value="BSD"/>
                <table:filter-set-item table:value="Freeware"/>
                <table:filter-set-item table:value="MIT License"/>
                <table:filter-set-item table:value="Freeware / GPL"/>
                <table:filter-set-item table:value="LGPL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2:44:18.003431797</meta:creation-date>
    <dc:date>2017-03-03T13:38:52.351295514</dc:date>
    <meta:editing-duration>PT3M10S</meta:editing-duration>
    <meta:editing-cycles>1</meta:editing-cycles>
    <meta:generator>LibreOffice/5.1.6.2$Linux_X86_64 LibreOffice_project/10m0$Build-2</meta:generator>
    <meta:document-statistic meta:table-count="3" meta:cell-count="2666" meta:object-count="0"/>
  </office:meta>
</office:document-meta>
</file>